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0099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00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666666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666666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726cm" style:use-optimal-column-width="false"/>
    </style:style>
    <style:style style:name="co2" style:family="table-column">
      <style:table-column-properties style:column-width="4.264cm" style:use-optimal-column-width="false"/>
    </style:style>
    <style:style style:name="co3" style:family="table-column">
      <style:table-column-properties style:column-width="2.074cm" style:use-optimal-column-width="false"/>
    </style:style>
    <style:style style:name="co4" style:family="table-column">
      <style:table-column-properties style:column-width="8.424cm" style:use-optimal-column-width="false"/>
    </style:style>
    <style:style style:name="co5" style:family="table-column">
      <style:table-column-properties style:column-width="3.02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Arial" style:font-family-generic="roman" style:font-pitch="variable" fo:font-size="8pt" fo:font-style="normal" fo:font-weight="normal" style:font-family-asian="Arial" style:font-family-generic-asian="roman" style:font-pitch-asian="variable" style:font-size-asian="8pt" style:font-style-asian="normal" style:font-weight-asian="normal" style:font-family-complex="Arial" style:font-family-generic-complex="roman" style:font-pitch-complex="variable" style:font-size-complex="4.59999990463257pt" style:font-style-complex="normal" style:font-weight-complex="normal"/>
    </style:style>
    <style:style style:name="T4" style:family="text">
      <style:text-properties style:use-window-font-color="true" fo:font-family="Arial" style:font-family-generic="roman" style:font-pitch="variable" fo:font-size="8pt" fo:font-style="normal" fo:font-weight="normal" style:letter-kerning="true" style:font-family-asian="Arial" style:font-family-generic-asian="roman" style:font-pitch-asian="variable" style:font-size-asian="8pt" style:font-style-asian="normal" style:font-weight-asian="normal" style:font-family-complex="Arial" style:font-family-generic-complex="roman" style:font-pitch-complex="variable" style:font-size-complex="4.59999990463257pt" style:font-style-complex="normal" style:font-weight-complex="normal"/>
    </style:style>
    <style:style style:name="T5" style:family="text">
      <style:text-properties style:use-window-font-color="true" fo:font-family="Arial" style:font-family-generic="roman" style:font-pitch="variable" fo:font-size="8pt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4.5999999046325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3.81cm" svg:x="1.237cm" svg:y="5.37cm">
          <text:p text:style-name="P1">Assigned</text:p>
          <text:p text:style-name="P1"/>
          <text:p text:style-name="P1"/>
          <text:p text:style-name="P1"/>
          <text:p text:style-name="P1"/>
          <text:p text:style-name="P1"/>
        </draw:rect>
        <draw:rect draw:style-name="gr1" draw:text-style-name="P1" draw:layer="layout" svg:width="4.245cm" svg:height="3.62cm" svg:x="1.42cm" svg:y="14.985cm">
          <text:p text:style-name="P1"/>
          <text:p text:style-name="P1"/>
          <text:p text:style-name="P1"/>
          <text:p text:style-name="P1"/>
          <text:p text:style-name="P1"/>
          <text:p text:style-name="P1">Assign Failed</text:p>
        </draw:rect>
        <draw:rect draw:style-name="gr1" draw:text-style-name="P1" draw:layer="layout" svg:width="3.81cm" svg:height="3.635cm" svg:x="12.295cm" svg:y="14.76cm">
          <text:p text:style-name="P1"/>
          <text:p text:style-name="P1"/>
          <text:p text:style-name="P1"/>
          <text:p text:style-name="P1"/>
          <text:p text:style-name="P1"/>
          <text:p text:style-name="P1">Failed</text:p>
        </draw:rect>
        <draw:rect draw:style-name="gr1" draw:text-style-name="P1" draw:layer="layout" svg:width="3.81cm" svg:height="3.81cm" svg:x="6.385cm" svg:y="8.97cm">
          <text:p text:style-name="P1">Defined</text:p>
          <text:p text:style-name="P1"/>
          <text:p text:style-name="P1"/>
          <text:p text:style-name="P1"/>
          <text:p text:style-name="P1"/>
          <text:p text:style-name="P1"/>
        </draw:rect>
        <draw:ellipse draw:style-name="gr2" draw:text-style-name="P2" xml:id="id1" draw:id="id1" draw:layer="layout" svg:width="2.54cm" svg:height="1.27cm" svg:x="9.625cm" svg:y="4.525cm">
          <text:p text:style-name="P2">Hosted</text:p>
        </draw:ellipse>
        <draw:ellipse draw:style-name="gr2" draw:text-style-name="P2" xml:id="id6" draw:id="id6" draw:layer="layout" svg:width="2.54cm" svg:height="1.27cm" svg:x="10.965cm" svg:y="9.905cm">
          <text:p text:style-name="P2">Offline</text:p>
        </draw:ellipse>
        <draw:ellipse draw:style-name="gr2" draw:text-style-name="P2" xml:id="id2" draw:id="id2" draw:layer="layout" svg:width="2.54cm" svg:height="1.27cm" svg:x="13.17cm" svg:y="4.49cm">
          <text:p text:style-name="P2">Splitting</text:p>
        </draw:ellipse>
        <draw:ellipse draw:style-name="gr2" draw:text-style-name="P2" xml:id="id3" draw:id="id3" draw:layer="layout" svg:width="2.54cm" svg:height="1.27cm" svg:x="14.84cm" svg:y="6.395cm">
          <text:p text:style-name="P2">Splitting 1</text:p>
        </draw:ellipse>
        <draw:ellipse draw:style-name="gr2" draw:text-style-name="P2" xml:id="id4" draw:id="id4" draw:layer="layout" svg:width="2.54cm" svg:height="1.27cm" svg:x="16.375cm" svg:y="8.2cm">
          <text:p text:style-name="P2">Splitting 2</text:p>
        </draw:ellipse>
        <draw:ellipse draw:style-name="gr3" draw:text-style-name="P2" xml:id="id5" draw:id="id5" draw:layer="layout" svg:width="2.54cm" svg:height="1.27cm" svg:x="17.91cm" svg:y="10.14cm">
          <text:p text:style-name="P2">Split</text:p>
        </draw:ellipse>
        <draw:ellipse draw:style-name="gr3" draw:text-style-name="P2" xml:id="id19" draw:id="id19" draw:layer="layout" svg:width="2.54cm" svg:height="1.27cm" svg:x="7.55cm" svg:y="15.585cm">
          <text:p text:style-name="P2">Deleted</text:p>
        </draw:ellipse>
        <draw:ellipse draw:style-name="gr4" draw:text-style-name="P3" xml:id="id8" draw:id="id8" draw:layer="layout" svg:width="2.84cm" svg:height="1.27cm" svg:x="12.73cm" svg:y="14.99cm">
          <text:p text:style-name="P3">Failed</text:p>
          <text:p text:style-name="P3"/>
          <text:p text:style-name="P3"/>
        </draw:ellipse>
        <draw:ellipse draw:style-name="gr4" draw:text-style-name="P3" xml:id="id9" draw:id="id9" draw:layer="layout" svg:width="2.84cm" svg:height="1.27cm" svg:x="12.73cm" svg:y="15.49cm">
          <text:p text:style-name="P3">Failed Splitting 1</text:p>
          <text:p text:style-name="P3"/>
          <text:p text:style-name="P3"/>
        </draw:ellipse>
        <draw:ellipse draw:style-name="gr4" draw:text-style-name="P3" xml:id="id10" draw:id="id10" draw:layer="layout" svg:width="2.84cm" svg:height="1.27cm" svg:x="12.73cm" svg:y="16.09cm">
          <text:p text:style-name="P3"><text:s/>Failed Splitting 2</text:p>
          <text:p text:style-name="P3"/>
          <text:p text:style-name="P3"/>
        </draw:ellipse>
        <draw:ellipse draw:style-name="gr4" draw:text-style-name="P3" xml:id="id16" draw:id="id16" draw:layer="layout" svg:width="2.84cm" svg:height="1.27cm" svg:x="2.122cm" svg:y="15.325cm">
          <text:p text:style-name="P3">Assign Failed</text:p>
          <text:p text:style-name="P3"/>
          <text:p text:style-name="P3"/>
        </draw:ellipse>
        <draw:ellipse draw:style-name="gr4" draw:text-style-name="P3" xml:id="id17" draw:id="id17" draw:layer="layout" svg:width="2.84cm" svg:height="1.27cm" svg:x="2.122cm" svg:y="15.825cm">
          <text:p text:style-name="P3">Assign Failed Splitting 1</text:p>
          <text:p text:style-name="P3"/>
          <text:p text:style-name="P3"/>
        </draw:ellipse>
        <draw:ellipse draw:style-name="gr4" draw:text-style-name="P3" xml:id="id18" draw:id="id18" draw:layer="layout" svg:width="2.84cm" svg:height="1.27cm" svg:x="2.122cm" svg:y="16.425cm">
          <text:p text:style-name="P3"><text:s/>Assign Failed Splitting 2</text:p>
          <text:p text:style-name="P3"/>
          <text:p text:style-name="P3"/>
        </draw:ellipse>
        <draw:connector draw:style-name="gr5" draw:text-style-name="P4" draw:layer="layout" draw:type="line" svg:x1="12.165cm" svg:y1="5.16cm" svg:x2="13.17cm" svg:y2="5.125cm" draw:start-shape="id1" draw:end-shape="id2" svg:d="m12165 5160 1005-35">
          <text:p/>
        </draw:connector>
        <draw:connector draw:style-name="gr5" draw:text-style-name="P4" draw:layer="layout" draw:type="line" svg:x1="15.71cm" svg:y1="5.125cm" svg:x2="16.11cm" svg:y2="6.395cm" draw:start-shape="id2" draw:start-glue-point="1" draw:end-shape="id3" svg:d="m15710 5125 400 1270">
          <text:p/>
        </draw:connector>
        <draw:connector draw:style-name="gr5" draw:text-style-name="P4" draw:layer="layout" draw:type="line" svg:x1="17.38cm" svg:y1="7.03cm" svg:x2="17.645cm" svg:y2="8.2cm" draw:start-shape="id3" draw:end-shape="id4" svg:d="m17380 7030 265 1170">
          <text:p/>
        </draw:connector>
        <draw:connector draw:style-name="gr5" draw:text-style-name="P4" draw:layer="layout" draw:type="line" svg:x1="18.915cm" svg:y1="8.835cm" svg:x2="19.18cm" svg:y2="10.14cm" draw:start-shape="id4" draw:end-shape="id5" svg:d="m18915 8835 265 1305">
          <text:p/>
        </draw:connector>
        <draw:connector draw:style-name="gr5" draw:text-style-name="P4" draw:layer="layout" draw:type="line" svg:x1="10.895cm" svg:y1="5.795cm" svg:x2="12.235cm" svg:y2="9.905cm" draw:start-shape="id1" draw:start-glue-point="2" draw:end-shape="id6" draw:end-glue-point="0" svg:d="m10895 5795 1340 4110">
          <text:p/>
        </draw:connector>
        <draw:connector draw:style-name="gr5" draw:text-style-name="P4" draw:layer="layout" draw:type="line" svg:x1="10.965cm" svg:y1="10.54cm" svg:x2="9.66cm" svg:y2="10.575cm" draw:start-shape="id6" draw:end-shape="id7" svg:d="m10965 10540-1305 35">
          <text:p/>
        </draw:connector>
        <draw:connector draw:style-name="gr6" draw:text-style-name="P4" draw:layer="layout" draw:type="line" svg:x1="12.235cm" svg:y1="11.175cm" svg:x2="14.15cm" svg:y2="14.99cm" draw:start-shape="id6" draw:start-glue-point="2" draw:end-shape="id8" draw:end-glue-point="0" svg:d="m12235 11175 1915 3815">
          <text:p/>
        </draw:connector>
        <draw:connector draw:style-name="gr6" draw:text-style-name="P4" draw:layer="layout" draw:type="line" svg:x1="10.895cm" svg:y1="5.795cm" svg:x2="14.15cm" svg:y2="14.99cm" draw:start-shape="id1" draw:start-glue-point="2" draw:end-shape="id8" draw:end-glue-point="0" svg:d="m10895 5795 3255 9195">
          <text:p/>
        </draw:connector>
        <draw:connector draw:style-name="gr6" draw:text-style-name="P4" draw:layer="layout" draw:type="line" svg:x1="16.11cm" svg:y1="7.665cm" svg:x2="14.15cm" svg:y2="15.49cm" draw:start-shape="id3" draw:start-glue-point="2" draw:end-shape="id9" draw:end-glue-point="0" svg:d="m16110 7665-1960 7825">
          <text:p/>
        </draw:connector>
        <draw:connector draw:style-name="gr6" draw:text-style-name="P4" draw:layer="layout" draw:type="line" svg:x1="17.645cm" svg:y1="9.47cm" svg:x2="14.15cm" svg:y2="16.09cm" draw:start-shape="id4" draw:start-glue-point="2" draw:end-shape="id10" draw:end-glue-point="0" svg:d="m17645 9470-3495 6620">
          <text:p/>
        </draw:connector>
        <draw:connector draw:style-name="gr7" draw:text-style-name="P4" draw:layer="layout" draw:type="line" svg:x1="12.73cm" svg:y1="15.625cm" svg:x2="9.66cm" svg:y2="10.575cm" draw:start-shape="id8" draw:end-shape="id7" svg:d="m12730 15625-3070-5050">
          <text:p/>
        </draw:connector>
        <draw:connector draw:style-name="gr7" draw:text-style-name="P4" draw:layer="layout" draw:type="line" svg:x1="12.73cm" svg:y1="16.125cm" svg:x2="9.66cm" svg:y2="11.075cm" draw:start-shape="id9" draw:end-shape="id11" svg:d="m12730 16125-3070-5050">
          <text:p/>
        </draw:connector>
        <draw:connector draw:style-name="gr7" draw:text-style-name="P4" draw:layer="layout" draw:type="line" svg:x1="12.73cm" svg:y1="16.725cm" svg:x2="9.66cm" svg:y2="11.675cm" draw:start-shape="id10" draw:start-glue-point="3" draw:end-shape="id12" svg:d="m12730 16725-3070-5050">
          <text:p/>
        </draw:connector>
        <draw:connector draw:style-name="gr7" draw:text-style-name="P4" draw:layer="layout" draw:type="line" svg:x1="6.82cm" svg:y1="11.675cm" svg:x2="4.562cm" svg:y2="8.01cm" draw:start-shape="id12" draw:start-glue-point="3" draw:end-shape="id13" svg:d="m6820 11675-2258-3665">
          <text:p/>
        </draw:connector>
        <draw:connector draw:style-name="gr7" draw:text-style-name="P4" draw:layer="layout" draw:type="line" svg:x1="6.82cm" svg:y1="11.075cm" svg:x2="4.562cm" svg:y2="7.41cm" draw:start-shape="id11" draw:end-shape="id14" svg:d="m6820 11075-2258-3665">
          <text:p/>
        </draw:connector>
        <draw:connector draw:style-name="gr7" draw:text-style-name="P4" draw:layer="layout" draw:type="line" svg:x1="6.82cm" svg:y1="10.575cm" svg:x2="4.562cm" svg:y2="6.91cm" draw:start-shape="id7" draw:end-shape="id15" draw:end-glue-point="1" svg:d="m6820 10575-2258-3665">
          <text:p/>
        </draw:connector>
        <draw:connector draw:style-name="gr5" draw:text-style-name="P4" draw:layer="layout" draw:type="line" svg:x1="4.562cm" svg:y1="6.91cm" svg:x2="9.625cm" svg:y2="5.16cm" draw:start-shape="id15" draw:end-shape="id1" draw:end-glue-point="3" svg:d="m4562 6910 5063-1750">
          <text:p/>
        </draw:connector>
        <draw:connector draw:style-name="gr5" draw:text-style-name="P4" draw:layer="layout" draw:type="line" svg:x1="4.562cm" svg:y1="7.41cm" svg:x2="14.84cm" svg:y2="7.03cm" draw:start-shape="id14" draw:end-shape="id3" draw:end-glue-point="3" svg:d="m4562 7410 10278-380">
          <text:p/>
        </draw:connector>
        <draw:connector draw:style-name="gr5" draw:text-style-name="P4" draw:layer="layout" draw:type="line" svg:x1="4.562cm" svg:y1="8.01cm" svg:x2="16.375cm" svg:y2="8.835cm" draw:start-shape="id13" draw:end-shape="id4" draw:end-glue-point="3" svg:d="m4562 8010 11813 825">
          <text:p/>
        </draw:connector>
        <draw:connector draw:style-name="gr6" draw:text-style-name="P4" draw:layer="layout" draw:type="line" svg:x1="3.142cm" svg:y1="7.545cm" svg:x2="3.542cm" svg:y2="15.325cm" draw:start-shape="id15" draw:end-shape="id16" svg:d="m3142 7545 400 7780">
          <text:p/>
        </draw:connector>
        <draw:connector draw:style-name="gr6" draw:text-style-name="P4" draw:layer="layout" draw:type="line" svg:x1="3.142cm" svg:y1="8.045cm" svg:x2="3.542cm" svg:y2="15.825cm" draw:start-shape="id14" draw:end-shape="id17" svg:d="m3142 8045 400 7780">
          <text:p/>
        </draw:connector>
        <draw:connector draw:style-name="gr6" draw:text-style-name="P4" draw:layer="layout" draw:type="line" svg:x1="3.142cm" svg:y1="8.645cm" svg:x2="3.542cm" svg:y2="16.425cm" draw:start-shape="id13" draw:end-shape="id18" svg:d="m3142 8645 400 7780">
          <text:p/>
        </draw:connector>
        <draw:connector draw:style-name="gr7" draw:text-style-name="P4" draw:layer="layout" draw:type="line" svg:x1="4.962cm" svg:y1="15.96cm" svg:x2="6.82cm" svg:y2="10.575cm" draw:start-shape="id16" draw:end-shape="id7" svg:d="m4962 15960 1858-5385">
          <text:p/>
        </draw:connector>
        <draw:connector draw:style-name="gr7" draw:text-style-name="P4" draw:layer="layout" draw:type="line" svg:x1="4.962cm" svg:y1="16.46cm" svg:x2="6.82cm" svg:y2="11.075cm" draw:start-shape="id17" draw:end-shape="id11" svg:d="m4962 16460 1858-5385">
          <text:p/>
        </draw:connector>
        <draw:connector draw:style-name="gr7" draw:text-style-name="P4" draw:layer="layout" draw:type="line" svg:x1="4.962cm" svg:y1="17.06cm" svg:x2="6.82cm" svg:y2="11.675cm" draw:start-shape="id18" draw:end-shape="id12" draw:end-glue-point="3" svg:d="m4962 17060 1858-5385">
          <text:p/>
        </draw:connector>
        <draw:connector draw:style-name="gr7" draw:text-style-name="P4" draw:layer="layout" draw:type="line" svg:x1="4.962cm" svg:y1="15.96cm" svg:x2="7.55cm" svg:y2="16.22cm" draw:start-shape="id16" draw:end-shape="id19" svg:d="m4962 15960 2588 260">
          <text:p/>
        </draw:connector>
        <draw:connector draw:style-name="gr7" draw:text-style-name="P4" draw:layer="layout" draw:type="line" svg:x1="4.962cm" svg:y1="16.46cm" svg:x2="7.55cm" svg:y2="16.22cm" draw:start-shape="id17" draw:end-shape="id19" draw:end-glue-point="3" svg:d="m4962 16460 2588-240">
          <text:p/>
        </draw:connector>
        <draw:connector draw:style-name="gr7" draw:text-style-name="P4" draw:layer="layout" draw:type="line" svg:x1="4.962cm" svg:y1="17.06cm" svg:x2="7.55cm" svg:y2="16.22cm" draw:start-shape="id18" draw:end-shape="id19" draw:end-glue-point="3" svg:d="m4962 17060 2588-840">
          <text:p/>
        </draw:connector>
        <draw:connector draw:style-name="gr7" draw:text-style-name="P4" draw:layer="layout" draw:type="line" svg:x1="12.73cm" svg:y1="15.625cm" svg:x2="10.09cm" svg:y2="16.22cm" draw:start-shape="id8" draw:end-shape="id19" svg:d="m12730 15625-2640 595">
          <text:p/>
        </draw:connector>
        <draw:connector draw:style-name="gr7" draw:text-style-name="P4" draw:layer="layout" draw:type="line" svg:x1="12.73cm" svg:y1="16.125cm" svg:x2="10.09cm" svg:y2="16.22cm" draw:start-shape="id9" draw:end-shape="id19" svg:d="m12730 16125-2640 95">
          <text:p/>
        </draw:connector>
        <draw:connector draw:style-name="gr7" draw:text-style-name="P4" draw:layer="layout" draw:type="line" svg:x1="12.73cm" svg:y1="16.725cm" svg:x2="10.09cm" svg:y2="16.22cm" draw:start-shape="id10" draw:end-shape="id19" svg:d="m12730 16725-2640-505">
          <text:p/>
        </draw:connector>
        <draw:connector draw:style-name="gr7" draw:text-style-name="P4" draw:layer="layout" draw:type="line" svg:x1="8.24cm" svg:y1="11.21cm" svg:x2="8.82cm" svg:y2="15.585cm" draw:start-shape="id7" draw:end-shape="id19" draw:end-glue-point="0" svg:d="m8240 11210 580 4375">
          <text:p/>
        </draw:connector>
        <draw:connector draw:style-name="gr7" draw:text-style-name="P4" draw:layer="layout" draw:type="line" svg:x1="8.24cm" svg:y1="11.71cm" svg:x2="8.82cm" svg:y2="15.585cm" draw:start-shape="id11" draw:end-shape="id19" svg:d="m8240 11710 580 3875">
          <text:p/>
        </draw:connector>
        <draw:connector draw:style-name="gr7" draw:text-style-name="P4" draw:layer="layout" draw:type="line" svg:x1="8.24cm" svg:y1="12.31cm" svg:x2="8.82cm" svg:y2="15.585cm" draw:start-shape="id12" draw:end-shape="id19" svg:d="m8240 12310 580 3275">
          <text:p/>
        </draw:connector>
        <draw:ellipse draw:style-name="gr2" draw:text-style-name="P3" xml:id="id15" draw:id="id15" draw:layer="layout" svg:width="2.84cm" svg:height="1.27cm" svg:x="1.722cm" svg:y="6.275cm">
          <text:p text:style-name="P3">Assigned</text:p>
          <text:p text:style-name="P3"/>
          <text:p text:style-name="P3"/>
        </draw:ellipse>
        <draw:ellipse draw:style-name="gr2" draw:text-style-name="P3" xml:id="id14" draw:id="id14" draw:layer="layout" svg:width="2.84cm" svg:height="1.27cm" svg:x="1.722cm" svg:y="6.775cm">
          <text:p text:style-name="P3">Assigned Splitting 1</text:p>
          <text:p text:style-name="P3"/>
          <text:p text:style-name="P3"/>
        </draw:ellipse>
        <draw:ellipse draw:style-name="gr2" draw:text-style-name="P3" xml:id="id13" draw:id="id13" draw:layer="layout" svg:width="2.84cm" svg:height="1.27cm" svg:x="1.722cm" svg:y="7.375cm">
          <text:p text:style-name="P3"><text:s/>Assigned Splitting 2</text:p>
          <text:p text:style-name="P3"/>
          <text:p text:style-name="P3"/>
        </draw:ellipse>
        <draw:connector draw:style-name="gr6" draw:text-style-name="P4" draw:layer="layout" draw:type="line" svg:x1="14.44cm" svg:y1="5.76cm" svg:x2="14.15cm" svg:y2="14.99cm" draw:start-shape="id2" draw:start-glue-point="2" draw:end-shape="id8" draw:end-glue-point="0" svg:d="m14440 5760-290 9230">
          <text:p/>
        </draw:connector>
        <draw:connector draw:style-name="gr8" draw:text-style-name="P4" draw:layer="layout" draw:type="line" svg:x1="17.384cm" svg:y1="16.735cm" svg:x2="19.714cm" svg:y2="16.735cm" svg:d="m17384 16735h2330">
          <text:p text:style-name="P4"><text:span text:style-name="T1">Master Action</text:span></text:p>
          <text:p text:style-name="P4"/>
        </draw:connector>
        <draw:connector draw:style-name="gr9" draw:text-style-name="P4" draw:layer="layout" draw:type="line" svg:x1="17.384cm" svg:y1="17.635cm" svg:x2="19.714cm" svg:y2="17.635cm" svg:d="m17384 17635h2330">
          <text:p text:style-name="P4"><text:span text:style-name="T1">TServer Action</text:span></text:p>
          <text:p text:style-name="P4"/>
        </draw:connector>
        <draw:connector draw:style-name="gr10" draw:text-style-name="P4" draw:layer="layout" draw:type="line" svg:x1="17.384cm" svg:y1="18.535cm" svg:x2="19.714cm" svg:y2="18.535cm" svg:d="m17384 18535h2330">
          <text:p text:style-name="P4"><text:span text:style-name="T1">TServer Failure</text:span></text:p>
          <text:p text:style-name="P4"/>
        </draw:connector>
        <draw:ellipse draw:style-name="gr4" draw:text-style-name="P3" xml:id="id7" draw:id="id7" draw:layer="layout" svg:width="2.84cm" svg:height="1.27cm" svg:x="6.82cm" svg:y="9.94cm">
          <text:p text:style-name="P3">Defined</text:p>
          <text:p text:style-name="P3"/>
          <text:p text:style-name="P3"/>
        </draw:ellipse>
        <draw:ellipse draw:style-name="gr4" draw:text-style-name="P3" xml:id="id11" draw:id="id11" draw:layer="layout" svg:width="2.84cm" svg:height="1.27cm" svg:x="6.82cm" svg:y="10.44cm">
          <text:p text:style-name="P3">Defined Splitting 1</text:p>
          <text:p text:style-name="P3"/>
          <text:p text:style-name="P3"/>
        </draw:ellipse>
        <draw:ellipse draw:style-name="gr4" draw:text-style-name="P3" xml:id="id12" draw:id="id12" draw:layer="layout" svg:width="2.84cm" svg:height="1.27cm" svg:x="6.82cm" svg:y="11.04cm">
          <text:p text:style-name="P3"><text:s/>Defined Splitting 2</text:p>
          <text:p text:style-name="P3"/>
          <text:p text:style-name="P3"/>
        </draw:ellipse>
        <draw:ellipse draw:style-name="gr2" draw:text-style-name="P3" draw:layer="layout" svg:width="1.905cm" svg:height="1.27cm" svg:x="18.645cm" svg:y="19.04cm">
          <text:p text:style-name="P3">TServer</text:p>
          <text:p text:style-name="P3">Responsible</text:p>
        </draw:ellipse>
        <draw:ellipse draw:style-name="gr4" draw:text-style-name="P3" draw:layer="layout" svg:width="1.905cm" svg:height="1.27cm" svg:x="16.505cm" svg:y="19.04cm">
          <text:p text:style-name="P3">Master</text:p>
          <text:p text:style-name="P3">Responsible</text:p>
        </draw:ellipse>
        <draw:frame draw:style-name="gr11" draw:text-style-name="P5" draw:layer="layout" svg:width="5.802cm" svg:height="1.276cm" svg:x="8.258cm" svg:y="2.27cm">
          <draw:text-box>
            <text:p><text:span text:style-name="T2">Tablet States</text:span></text:p>
          </draw:text-box>
        </draw:frame>
      </draw:page>
      <draw:page draw:name="page2" draw:style-name="dp1" draw:master-page-name="Default">
        <draw:frame draw:style-name="standard" draw:layer="layout" svg:width="19.516cm" svg:height="16.74cm" svg:x="1.106cm" svg:y="1.0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6">State Name</text:p>
              </table:table-cell>
              <table:table-cell>
                <text:p text:style-name="P6">Identification Criteria</text:p>
              </table:table-cell>
              <table:table-cell>
                <text:p text:style-name="P6">Responsible System</text:p>
              </table:table-cell>
              <table:table-cell>
                <text:p text:style-name="P6">Possible Actions</text:p>
              </table:table-cell>
              <table:table-cell>
                <text:p text:style-name="P6">Failure State</text:p>
              </table:table-cell>
            </table:table-row>
            <table:table-row table:style-name="ro1" table:default-cell-style-name="ce1">
              <table:table-cell>
                <text:p text:style-name="P6">Defined</text:p>
              </table:table-cell>
              <table:table-cell>
                <text:p text:style-name="P6">No loc or future column family</text:p>
              </table:table-cell>
              <table:table-cell>
                <text:p text:style-name="P6">Master</text:p>
              </table:table-cell>
              <table:table-cell>
                <text:p text:style-name="P6">1. If the table goal state is Online, then Assign Tablet by setting the future column family to the server to which it will be assigned and notify that tablet server.</text:p>
                <text:p text:style-name="P6">2. If the tablet goal state is Deleted, then Delete Tablet by removing it from the metadata table.</text:p>
              </table:table-cell>
              <table:table-cell>
                <text:p text:style-name="P6">No failure modeled</text:p>
              </table:table-cell>
            </table:table-row>
            <table:table-row table:style-name="ro1" table:default-cell-style-name="ce1">
              <table:table-cell>
                <text:p text:style-name="P6">Failed</text:p>
              </table:table-cell>
              <table:table-cell>
                <text:p text:style-name="P6">loc CF references failed TServer instance</text:p>
              </table:table-cell>
              <table:table-cell>
                <text:p text:style-name="P6">Master</text:p>
              </table:table-cell>
              <table:table-cell>
                <text:p text:style-name="P6">1. If the tablet goal state is Online, Offline, or Disabled, then remove the loc reference.</text:p>
                <text:p text:style-name="P6">2. If the tablet goal state is Deleted then Delete Tablet by removing it from the !METADATA table.</text:p>
              </table:table-cell>
              <table:table-cell>
                <text:p text:style-name="P6">No failure modeled</text:p>
              </table:table-cell>
            </table:table-row>
            <table:table-row table:style-name="ro1" table:default-cell-style-name="ce1">
              <table:table-cell>
                <text:p text:style-name="P6">Assign Failed</text:p>
              </table:table-cell>
              <table:table-cell>
                <text:p text:style-name="P6">future CF refers to failed TServer instance</text:p>
              </table:table-cell>
              <table:table-cell>
                <text:p text:style-name="P6">Master</text:p>
              </table:table-cell>
              <table:table-cell>
                <text:p><text:span text:style-name="T3">1. If the tablet goal state is Online, Offline, or Disabled, then remove the loc reference.</text:span></text:p>
                <text:p><text:span text:style-name="T3">2. If the tablet goal state is Deleted then Delete Tablet by removing it from the !METADATA table.</text:span></text:p>
              </table:table-cell>
              <table:table-cell>
                <text:p text:style-name="P6">No failure modeled</text:p>
              </table:table-cell>
            </table:table-row>
            <table:table-row table:style-name="ro1" table:default-cell-style-name="ce1">
              <table:table-cell>
                <text:p text:style-name="P6">Assigned</text:p>
              </table:table-cell>
              <table:table-cell>
                <text:p text:style-name="P6">future CF references TServer with a valid lock</text:p>
              </table:table-cell>
              <table:table-cell>
                <text:p text:style-name="P6">future TServer</text:p>
              </table:table-cell>
              <table:table-cell>
                <text:p text:style-name="P6">1. Always acknowledge hosting as <text:s/>either Host Tablet, Continue Splitting 1, or Continue Splitting 2 by deleting future CF and writing loc CF to the metadata.</text:p>
              </table:table-cell>
              <table:table-cell>
                <text:p text:style-name="P6">Fails to Assign Failed when future TServer dies</text:p>
              </table:table-cell>
            </table:table-row>
            <table:table-row table:style-name="ro1" table:default-cell-style-name="ce1">
              <table:table-cell>
                <text:p text:style-name="P6">Hosted</text:p>
              </table:table-cell>
              <table:table-cell>
                <text:p text:style-name="P6">loc CF references TServer with a valid lock</text:p>
              </table:table-cell>
              <table:table-cell>
                <text:p text:style-name="P6">loc TServer</text:p>
              </table:table-cell>
              <table:table-cell>
                <text:p text:style-name="P6">1. If table goal is Offline or Disabled, or if Master has requested that Tablet be closed, then Close Tablet by minor compacting and moving it to the offline state.</text:p>
                <text:p text:style-name="P6">2. Otherwise, if tablet is ready to split then Split Tablet by minor compacting and moving to the Splitting state</text:p>
              </table:table-cell>
              <table:table-cell>
                <text:p text:style-name="P6">Fails to Failed state when TServer loses its lock</text:p>
              </table:table-cell>
            </table:table-row>
            <table:table-row table:style-name="ro1" table:default-cell-style-name="ce1">
              <table:table-cell>
                <text:p text:style-name="P6">Splitting</text:p>
              </table:table-cell>
              <table:table-cell>
                <text:p text:style-name="P6">loc CF references TServer with a valid lock, TServer is holding reads/writes to that tablet, tablet is large enough to split</text:p>
              </table:table-cell>
              <table:table-cell>
                <text:p text:style-name="P6">loc TServer</text:p>
              </table:table-cell>
              <table:table-cell>
                <text:p text:style-name="P6">1. Always, Mark Split by writing split info to metadata</text:p>
              </table:table-cell>
              <table:table-cell>
                <text:p text:style-name="P6">Fails to Failed state when TServer loses its lock</text:p>
              </table:table-cell>
            </table:table-row>
            <table:table-row table:style-name="ro1" table:default-cell-style-name="ce1">
              <table:table-cell>
                <text:p text:style-name="P6">Splitting 1</text:p>
              </table:table-cell>
              <table:table-cell>
                <text:p text:style-name="P6">loc CF references TServer with a valid lock, metadata references split point</text:p>
              </table:table-cell>
              <table:table-cell>
                <text:p text:style-name="P6">loc TServer</text:p>
              </table:table-cell>
              <table:table-cell>
                <text:p text:style-name="P6">1. Always, Define Lower Tablet by writing row (end row, loc, directory, and files) to metadata table and creating a new Tablet in the Hosted state</text:p>
              </table:table-cell>
              <table:table-cell>
                <text:p text:style-name="P6">Fails to Failed Splitting 1 when loc TServer dies</text:p>
              </table:table-cell>
            </table:table-row>
            <table:table-row table:style-name="ro1" table:default-cell-style-name="ce1">
              <table:table-cell>
                <text:p text:style-name="P6">Splitting 2</text:p>
              </table:table-cell>
              <table:table-cell>
                <text:p text:style-name="P6">loc CF references TServer with a valid lock, metadata references split, overlapping Lower Tablet exists in metadata table</text:p>
              </table:table-cell>
              <table:table-cell>
                <text:p text:style-name="P6">loc TServer</text:p>
              </table:table-cell>
              <table:table-cell>
                <text:p text:style-name="P6">1. Always, Define Upper Tablet by writing new prev end row to metadata table and creating a new Tablet in the Hosted state</text:p>
              </table:table-cell>
              <table:table-cell>
                <text:p text:style-name="P6">Fails to Failed Splitting 2 when loc TServer dies</text:p>
              </table:table-cell>
            </table:table-row>
            <table:table-row table:style-name="ro1" table:default-cell-style-name="ce1">
              <table:table-cell>
                <text:p text:style-name="P6">Split</text:p>
              </table:table-cell>
              <table:table-cell>
                <text:p text:style-name="P6">No references to the tablet exist</text:p>
              </table:table-cell>
              <table:table-cell>
                <text:p text:style-name="P6">nobody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</table:table-row>
            <table:table-row table:style-name="ro1" table:default-cell-style-name="ce1">
              <table:table-cell>
                <text:p text:style-name="P6">Offline</text:p>
              </table:table-cell>
              <table:table-cell>
                <text:p text:style-name="P6">loc CF references TServer with a valid lock, TServer is not responding to requests</text:p>
              </table:table-cell>
              <table:table-cell>
                <text:p text:style-name="P6">loc TServer</text:p>
              </table:table-cell>
              <table:table-cell>
                <text:p text:style-name="P6">1. Always, Remove loc CF from metadata</text:p>
              </table:table-cell>
              <table:table-cell>
                <text:p text:style-name="P6">Fails to Failed state when loc TServer dies</text:p>
              </table:table-cell>
            </table:table-row>
            <table:table-row table:style-name="ro1" table:default-cell-style-name="ce1">
              <table:table-cell>
                <text:p text:style-name="P6">Deleted</text:p>
              </table:table-cell>
              <table:table-cell>
                <text:p><text:span text:style-name="T4">No references to the tablet </text:span><text:span text:style-name="T5">exist</text:span></text:p>
              </table:table-cell>
              <table:table-cell>
                <text:p text:style-name="P6">nobody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21T11:46:00</meta:creation-date>
    <dc:date>2012-05-21T15:13:02</dc:date>
    <meta:editing-duration>PT54M36S</meta:editing-duration>
    <meta:editing-cycles>3</meta:editing-cycles>
    <meta:generator>OpenOffice.org/3.3$Unix OpenOffice.org_project/330m20$Build-9567</meta:generator>
    <meta:document-statistic meta:object-count="65"/>
  </office:meta>
</office:document-meta>
</file>